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71.51pt" svg:y="57.97pt">
            <draw:object draw:notify-on-update-of-ranges="Sheet1.A1:Sheet1.A1 Sheet1.A2:Sheet1.A73 Sheet1.B1:Sheet1.B1 Sheet1.B2:Sheet1.B73 Sheet1.C1:Sheet1.C1 Sheet1.C2:Sheet1.C73 Sheet1.D1:Sheet1.D1 Sheet1.D2:Sheet1.D73 Sheet1.E1:Sheet1.E1 Sheet1.E2:Sheet1.E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cip</text:p>
          </table:table-cell>
          <table:table-cell office:value-type="string" calcext:value-type="string">
            <text:p>Grain(inches)</text:p>
          </table:table-cell>
          <table:table-cell office:value-type="string" calcext:value-type="string">
            <text:p>Deer</text:p>
          </table:table-cell>
        </table:table-row>
        <table:table-row table:style-name="ro1">
          <table:table-cell office:value-type="string" calcext:value-type="string">
            <text:p>2019/1</text:p>
          </table:table-cell>
          <table:table-cell office:value-type="float" office:value="-6.282825" calcext:value-type="float">
            <text:p>-6.282825</text:p>
          </table:table-cell>
          <table:table-cell office:value-type="float" office:value="8.750994" calcext:value-type="float">
            <text:p>8.750994</text:p>
          </table:table-cell>
          <table:table-cell office:value-type="float" office:value="0.789273" calcext:value-type="float">
            <text:p>0.789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/2</text:p>
          </table:table-cell>
          <table:table-cell office:value-type="float" office:value="2.153058" calcext:value-type="float">
            <text:p>2.153058</text:p>
          </table:table-cell>
          <table:table-cell office:value-type="float" office:value="10.869632" calcext:value-type="float">
            <text:p>10.869632</text:p>
          </table:table-cell>
          <table:table-cell office:value-type="float" office:value="0.749809" calcext:value-type="float">
            <text:p>0.749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/3</text:p>
          </table:table-cell>
          <table:table-cell office:value-type="float" office:value="3.587123" calcext:value-type="float">
            <text:p>3.587123</text:p>
          </table:table-cell>
          <table:table-cell office:value-type="float" office:value="11.338401" calcext:value-type="float">
            <text:p>11.338401</text:p>
          </table:table-cell>
          <table:table-cell office:value-type="float" office:value="8.497841" calcext:value-type="float">
            <text:p>8.497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/4</text:p>
          </table:table-cell>
          <table:table-cell office:value-type="float" office:value="15.304239" calcext:value-type="float">
            <text:p>15.304239</text:p>
          </table:table-cell>
          <table:table-cell office:value-type="float" office:value="13.518796" calcext:value-type="float">
            <text:p>13.518796</text:p>
          </table:table-cell>
          <table:table-cell office:value-type="float" office:value="9.002447" calcext:value-type="float">
            <text:p>9.0024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/5</text:p>
          </table:table-cell>
          <table:table-cell office:value-type="float" office:value="19.328215" calcext:value-type="float">
            <text:p>19.328215</text:p>
          </table:table-cell>
          <table:table-cell office:value-type="float" office:value="10.882987" calcext:value-type="float">
            <text:p>10.882987</text:p>
          </table:table-cell>
          <table:table-cell office:value-type="float" office:value="8.908753" calcext:value-type="float">
            <text:p>8.908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/6</text:p>
          </table:table-cell>
          <table:table-cell office:value-type="float" office:value="24.609697" calcext:value-type="float">
            <text:p>24.609697</text:p>
          </table:table-cell>
          <table:table-cell office:value-type="float" office:value="8.057855" calcext:value-type="float">
            <text:p>8.057855</text:p>
          </table:table-cell>
          <table:table-cell office:value-type="float" office:value="8.799643" calcext:value-type="float">
            <text:p>8.799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/7</text:p>
          </table:table-cell>
          <table:table-cell office:value-type="float" office:value="24.699228" calcext:value-type="float">
            <text:p>24.699228</text:p>
          </table:table-cell>
          <table:table-cell office:value-type="float" office:value="6.750252" calcext:value-type="float">
            <text:p>6.750252</text:p>
          </table:table-cell>
          <table:table-cell office:value-type="float" office:value="8.179618" calcext:value-type="float">
            <text:p>8.1796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/8</text:p>
          </table:table-cell>
          <table:table-cell office:value-type="float" office:value="17.39858" calcext:value-type="float">
            <text:p>17.39858</text:p>
          </table:table-cell>
          <table:table-cell office:value-type="float" office:value="1.457926" calcext:value-type="float">
            <text:p>1.457926</text:p>
          </table:table-cell>
          <table:table-cell office:value-type="float" office:value="10.633503" calcext:value-type="float">
            <text:p>10.633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9/9</text:p>
          </table:table-cell>
          <table:table-cell office:value-type="float" office:value="12.031661" calcext:value-type="float">
            <text:p>12.031661</text:p>
          </table:table-cell>
          <table:table-cell office:value-type="float" office:value="1.972052" calcext:value-type="float">
            <text:p>1.972052</text:p>
          </table:table-cell>
          <table:table-cell office:value-type="float" office:value="13.823554" calcext:value-type="float">
            <text:p>13.8235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10</text:p>
          </table:table-cell>
          <table:table-cell office:value-type="float" office:value="9.86181" calcext:value-type="float">
            <text:p>9.86181</text:p>
          </table:table-cell>
          <table:table-cell office:value-type="float" office:value="0" calcext:value-type="float">
            <text:p>0</text:p>
          </table:table-cell>
          <table:table-cell office:value-type="float" office:value="11.960756" calcext:value-type="float">
            <text:p>11.9607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9/11</text:p>
          </table:table-cell>
          <table:table-cell office:value-type="float" office:value="4.953448" calcext:value-type="float">
            <text:p>4.953448</text:p>
          </table:table-cell>
          <table:table-cell office:value-type="float" office:value="0.075985" calcext:value-type="float">
            <text:p>0.075985</text:p>
          </table:table-cell>
          <table:table-cell office:value-type="float" office:value="11.42371" calcext:value-type="float">
            <text:p>11.423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9/12</text:p>
          </table:table-cell>
          <table:table-cell office:value-type="float" office:value="-4.139111" calcext:value-type="float">
            <text:p>-4.139111</text:p>
          </table:table-cell>
          <table:table-cell office:value-type="float" office:value="5.047771" calcext:value-type="float">
            <text:p>5.047771</text:p>
          </table:table-cell>
          <table:table-cell office:value-type="float" office:value="11.42371" calcext:value-type="float">
            <text:p>11.423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0/1</text:p>
          </table:table-cell>
          <table:table-cell office:value-type="float" office:value="-0.647324" calcext:value-type="float">
            <text:p>-0.647324</text:p>
          </table:table-cell>
          <table:table-cell office:value-type="float" office:value="5.81761" calcext:value-type="float">
            <text:p>5.81761</text:p>
          </table:table-cell>
          <table:table-cell office:value-type="float" office:value="9.823133" calcext:value-type="float">
            <text:p>9.823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0/2</text:p>
          </table:table-cell>
          <table:table-cell office:value-type="float" office:value="5.731634" calcext:value-type="float">
            <text:p>5.731634</text:p>
          </table:table-cell>
          <table:table-cell office:value-type="float" office:value="11.686595" calcext:value-type="float">
            <text:p>11.686595</text:p>
          </table:table-cell>
          <table:table-cell office:value-type="float" office:value="12.692364" calcext:value-type="float">
            <text:p>12.6923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0/3</text:p>
          </table:table-cell>
          <table:table-cell office:value-type="float" office:value="10.83473" calcext:value-type="float">
            <text:p>10.83473</text:p>
          </table:table-cell>
          <table:table-cell office:value-type="float" office:value="11.45433" calcext:value-type="float">
            <text:p>11.45433</text:p>
          </table:table-cell>
          <table:table-cell office:value-type="float" office:value="11.047525" calcext:value-type="float">
            <text:p>11.0475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0/4</text:p>
          </table:table-cell>
          <table:table-cell office:value-type="float" office:value="13.32197" calcext:value-type="float">
            <text:p>13.32197</text:p>
          </table:table-cell>
          <table:table-cell office:value-type="float" office:value="10.857733" calcext:value-type="float">
            <text:p>10.857733</text:p>
          </table:table-cell>
          <table:table-cell office:value-type="float" office:value="11.047525" calcext:value-type="float">
            <text:p>11.0475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0/5</text:p>
          </table:table-cell>
          <table:table-cell office:value-type="float" office:value="22.717048" calcext:value-type="float">
            <text:p>22.717048</text:p>
          </table:table-cell>
          <table:table-cell office:value-type="float" office:value="9.405622" calcext:value-type="float">
            <text:p>9.405622</text:p>
          </table:table-cell>
          <table:table-cell office:value-type="float" office:value="6.652437" calcext:value-type="float">
            <text:p>6.6524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/6</text:p>
          </table:table-cell>
          <table:table-cell office:value-type="float" office:value="16.004251" calcext:value-type="float">
            <text:p>16.004251</text:p>
          </table:table-cell>
          <table:table-cell office:value-type="float" office:value="8.838009" calcext:value-type="float">
            <text:p>8.838009</text:p>
          </table:table-cell>
          <table:table-cell office:value-type="float" office:value="1.421652" calcext:value-type="float">
            <text:p>1.4216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0/7</text:p>
          </table:table-cell>
          <table:table-cell office:value-type="float" office:value="20.830286" calcext:value-type="float">
            <text:p>20.830286</text:p>
          </table:table-cell>
          <table:table-cell office:value-type="float" office:value="3.330447" calcext:value-type="float">
            <text:p>3.330447</text:p>
          </table:table-cell>
          <table:table-cell office:value-type="float" office:value="1.848147" calcext:value-type="float">
            <text:p>1.848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0/8</text:p>
          </table:table-cell>
          <table:table-cell office:value-type="float" office:value="12.439164" calcext:value-type="float">
            <text:p>12.439164</text:p>
          </table:table-cell>
          <table:table-cell office:value-type="float" office:value="0.534659" calcext:value-type="float">
            <text:p>0.5346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0/9</text:p>
          </table:table-cell>
          <table:table-cell office:value-type="float" office:value="12.786747" calcext:value-type="float">
            <text:p>12.78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0/10</text:p>
          </table:table-cell>
          <table:table-cell office:value-type="float" office:value="6.274938" calcext:value-type="float">
            <text:p>6.274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0/11</text:p>
          </table:table-cell>
          <table:table-cell office:value-type="float" office:value="4.289591" calcext:value-type="float">
            <text:p>4.289591</text:p>
          </table:table-cell>
          <table:table-cell office:value-type="float" office:value="1.682982" calcext:value-type="float">
            <text:p>1.68298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0/12</text:p>
          </table:table-cell>
          <table:table-cell office:value-type="float" office:value="0.185161" calcext:value-type="float">
            <text:p>0.185161</text:p>
          </table:table-cell>
          <table:table-cell office:value-type="float" office:value="4.187365" calcext:value-type="float">
            <text:p>4.1873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</text:p>
          </table:table-cell>
          <table:table-cell office:value-type="float" office:value="1.905547" calcext:value-type="float">
            <text:p>1.905547</text:p>
          </table:table-cell>
          <table:table-cell office:value-type="float" office:value="6.193732" calcext:value-type="float">
            <text:p>6.193732</text:p>
          </table:table-cell>
          <table:table-cell office:value-type="float" office:value="0.616532" calcext:value-type="float">
            <text:p>0.6165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1/2</text:p>
          </table:table-cell>
          <table:table-cell office:value-type="float" office:value="-0.261127" calcext:value-type="float">
            <text:p>-0.261127</text:p>
          </table:table-cell>
          <table:table-cell office:value-type="float" office:value="11.544607" calcext:value-type="float">
            <text:p>11.544607</text:p>
          </table:table-cell>
          <table:table-cell office:value-type="float" office:value="0.585706" calcext:value-type="float">
            <text:p>0.5857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3</text:p>
          </table:table-cell>
          <table:table-cell office:value-type="float" office:value="11.225313" calcext:value-type="float">
            <text:p>11.225313</text:p>
          </table:table-cell>
          <table:table-cell office:value-type="float" office:value="9.995449" calcext:value-type="float">
            <text:p>9.995449</text:p>
          </table:table-cell>
          <table:table-cell office:value-type="float" office:value="0.585706" calcext:value-type="float">
            <text:p>0.5857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4</text:p>
          </table:table-cell>
          <table:table-cell office:value-type="float" office:value="10.052196" calcext:value-type="float">
            <text:p>10.052196</text:p>
          </table:table-cell>
          <table:table-cell office:value-type="float" office:value="13.304811" calcext:value-type="float">
            <text:p>13.3048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5</text:p>
          </table:table-cell>
          <table:table-cell office:value-type="float" office:value="13.301353" calcext:value-type="float">
            <text:p>13.301353</text:p>
          </table:table-cell>
          <table:table-cell office:value-type="float" office:value="9.61889" calcext:value-type="float">
            <text:p>9.618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6</text:p>
          </table:table-cell>
          <table:table-cell office:value-type="float" office:value="16.503904" calcext:value-type="float">
            <text:p>16.503904</text:p>
          </table:table-cell>
          <table:table-cell office:value-type="float" office:value="8.948242" calcext:value-type="float">
            <text:p>8.9482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7</text:p>
          </table:table-cell>
          <table:table-cell office:value-type="float" office:value="16.851588" calcext:value-type="float">
            <text:p>16.851588</text:p>
          </table:table-cell>
          <table:table-cell office:value-type="float" office:value="6.322381" calcext:value-type="float">
            <text:p>6.3223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1/8</text:p>
          </table:table-cell>
          <table:table-cell office:value-type="float" office:value="18.736492" calcext:value-type="float">
            <text:p>18.736492</text:p>
          </table:table-cell>
          <table:table-cell office:value-type="float" office:value="0.192428" calcext:value-type="float">
            <text:p>0.1924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9</text:p>
          </table:table-cell>
          <table:table-cell office:value-type="float" office:value="17.060225" calcext:value-type="float">
            <text:p>17.06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0</text:p>
          </table:table-cell>
          <table:table-cell office:value-type="float" office:value="1.719831" calcext:value-type="float">
            <text:p>1.719831</text:p>
          </table:table-cell>
          <table:table-cell office:value-type="float" office:value="1.912501" calcext:value-type="float">
            <text:p>1.9125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1</text:p>
          </table:table-cell>
          <table:table-cell office:value-type="float" office:value="0.422317" calcext:value-type="float">
            <text:p>0.422317</text:p>
          </table:table-cell>
          <table:table-cell office:value-type="float" office:value="2.861845" calcext:value-type="float">
            <text:p>2.8618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</text:p>
          </table:table-cell>
          <table:table-cell office:value-type="float" office:value="-2.86277" calcext:value-type="float">
            <text:p>-2.86277</text:p>
          </table:table-cell>
          <table:table-cell office:value-type="float" office:value="3.380054" calcext:value-type="float">
            <text:p>3.3800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1</text:p>
          </table:table-cell>
          <table:table-cell office:value-type="float" office:value="-1.845388" calcext:value-type="float">
            <text:p>-1.845388</text:p>
          </table:table-cell>
          <table:table-cell office:value-type="float" office:value="6.654628" calcext:value-type="float">
            <text:p>6.6546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2</text:p>
          </table:table-cell>
          <table:table-cell office:value-type="float" office:value="-0.924672" calcext:value-type="float">
            <text:p>-0.924672</text:p>
          </table:table-cell>
          <table:table-cell office:value-type="float" office:value="11.635664" calcext:value-type="float">
            <text:p>11.635664</text:p>
          </table:table-cell>
          <table:table-cell office:value-type="float" office:value="0.560809" calcext:value-type="float">
            <text:p>0.560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3</text:p>
          </table:table-cell>
          <table:table-cell office:value-type="float" office:value="1.736707" calcext:value-type="float">
            <text:p>1.736707</text:p>
          </table:table-cell>
          <table:table-cell office:value-type="float" office:value="13.081195" calcext:value-type="float">
            <text:p>13.081195</text:p>
          </table:table-cell>
          <table:table-cell office:value-type="float" office:value="4.353981" calcext:value-type="float">
            <text:p>4.353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4</text:p>
          </table:table-cell>
          <table:table-cell office:value-type="float" office:value="16.939985" calcext:value-type="float">
            <text:p>16.939985</text:p>
          </table:table-cell>
          <table:table-cell office:value-type="float" office:value="12.512788" calcext:value-type="float">
            <text:p>12.512788</text:p>
          </table:table-cell>
          <table:table-cell office:value-type="float" office:value="4.353981" calcext:value-type="float">
            <text:p>4.353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5</text:p>
          </table:table-cell>
          <table:table-cell office:value-type="float" office:value="23.396361" calcext:value-type="float">
            <text:p>23.396361</text:p>
          </table:table-cell>
          <table:table-cell office:value-type="float" office:value="8.444261" calcext:value-type="float">
            <text:p>8.444261</text:p>
          </table:table-cell>
          <table:table-cell office:value-type="float" office:value="4.353981" calcext:value-type="float">
            <text:p>4.3539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6</text:p>
          </table:table-cell>
          <table:table-cell office:value-type="float" office:value="23.509191" calcext:value-type="float">
            <text:p>23.509191</text:p>
          </table:table-cell>
          <table:table-cell office:value-type="float" office:value="7.097747" calcext:value-type="float">
            <text:p>7.097747</text:p>
          </table:table-cell>
          <table:table-cell office:value-type="float" office:value="4.353981" calcext:value-type="float">
            <text:p>4.3539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7</text:p>
          </table:table-cell>
          <table:table-cell office:value-type="float" office:value="21.206029" calcext:value-type="float">
            <text:p>21.206029</text:p>
          </table:table-cell>
          <table:table-cell office:value-type="float" office:value="4.757803" calcext:value-type="float">
            <text:p>4.757803</text:p>
          </table:table-cell>
          <table:table-cell office:value-type="float" office:value="5.660175" calcext:value-type="float">
            <text:p>5.660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8</text:p>
          </table:table-cell>
          <table:table-cell office:value-type="float" office:value="22.949049" calcext:value-type="float">
            <text:p>22.949049</text:p>
          </table:table-cell>
          <table:table-cell office:value-type="float" office:value="0" calcext:value-type="float">
            <text:p>0</text:p>
          </table:table-cell>
          <table:table-cell office:value-type="float" office:value="3.16022" calcext:value-type="float">
            <text:p>3.160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9</text:p>
          </table:table-cell>
          <table:table-cell office:value-type="float" office:value="8.576139" calcext:value-type="float">
            <text:p>8.576139</text:p>
          </table:table-cell>
          <table:table-cell office:value-type="float" office:value="0.429193" calcext:value-type="float">
            <text:p>0.429193</text:p>
          </table:table-cell>
          <table:table-cell office:value-type="float" office:value="2.001279" calcext:value-type="float">
            <text:p>2.0012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10</text:p>
          </table:table-cell>
          <table:table-cell office:value-type="float" office:value="11.496696" calcext:value-type="float">
            <text:p>11.49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11</text:p>
          </table:table-cell>
          <table:table-cell office:value-type="float" office:value="-1.302739" calcext:value-type="float">
            <text:p>-1.302739</text:p>
          </table:table-cell>
          <table:table-cell office:value-type="float" office:value="3.567229" calcext:value-type="float">
            <text:p>3.5672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12</text:p>
          </table:table-cell>
          <table:table-cell office:value-type="float" office:value="-4.916496" calcext:value-type="float">
            <text:p>-4.916496</text:p>
          </table:table-cell>
          <table:table-cell office:value-type="float" office:value="5.482828" calcext:value-type="float">
            <text:p>5.4828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3/1</text:p>
          </table:table-cell>
          <table:table-cell office:value-type="float" office:value="-2.473236" calcext:value-type="float">
            <text:p>-2.473236</text:p>
          </table:table-cell>
          <table:table-cell office:value-type="float" office:value="5.6999" calcext:value-type="float">
            <text:p>5.6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3/2</text:p>
          </table:table-cell>
          <table:table-cell office:value-type="float" office:value="5.71192" calcext:value-type="float">
            <text:p>5.71192</text:p>
          </table:table-cell>
          <table:table-cell office:value-type="float" office:value="8.968855" calcext:value-type="float">
            <text:p>8.9688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3/3</text:p>
          </table:table-cell>
          <table:table-cell office:value-type="float" office:value="3.366623" calcext:value-type="float">
            <text:p>3.366623</text:p>
          </table:table-cell>
          <table:table-cell office:value-type="float" office:value="12.203085" calcext:value-type="float">
            <text:p>12.2030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3/4</text:p>
          </table:table-cell>
          <table:table-cell office:value-type="float" office:value="10.624777" calcext:value-type="float">
            <text:p>10.624777</text:p>
          </table:table-cell>
          <table:table-cell office:value-type="float" office:value="10.570772" calcext:value-type="float">
            <text:p>10.5707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3/5</text:p>
          </table:table-cell>
          <table:table-cell office:value-type="float" office:value="18.035673" calcext:value-type="float">
            <text:p>18.035673</text:p>
          </table:table-cell>
          <table:table-cell office:value-type="float" office:value="9.797486" calcext:value-type="float">
            <text:p>9.7974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3/6</text:p>
          </table:table-cell>
          <table:table-cell office:value-type="float" office:value="16.600719" calcext:value-type="float">
            <text:p>16.600719</text:p>
          </table:table-cell>
          <table:table-cell office:value-type="float" office:value="6.386512" calcext:value-type="float">
            <text:p>6.3865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3/7</text:p>
          </table:table-cell>
          <table:table-cell office:value-type="float" office:value="22.626012" calcext:value-type="float">
            <text:p>22.626012</text:p>
          </table:table-cell>
          <table:table-cell office:value-type="float" office:value="3.413888" calcext:value-type="float">
            <text:p>3.4138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3/8</text:p>
          </table:table-cell>
          <table:table-cell office:value-type="float" office:value="16.467537" calcext:value-type="float">
            <text:p>16.467537</text:p>
          </table:table-cell>
          <table:table-cell office:value-type="float" office:value="0.469369" calcext:value-type="float">
            <text:p>0.4693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3/9</text:p>
          </table:table-cell>
          <table:table-cell office:value-type="float" office:value="15.575015" calcext:value-type="float">
            <text:p>15.575015</text:p>
          </table:table-cell>
          <table:table-cell office:value-type="float" office:value="0.107964" calcext:value-type="float">
            <text:p>0.1079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3/10</text:p>
          </table:table-cell>
          <table:table-cell office:value-type="float" office:value="6.011314" calcext:value-type="float">
            <text:p>6.011314</text:p>
          </table:table-cell>
          <table:table-cell office:value-type="float" office:value="0" calcext:value-type="float">
            <text:p>0</text:p>
          </table:table-cell>
          <table:table-cell office:value-type="float" office:value="0.218002" calcext:value-type="float">
            <text:p>0.218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3/11</text:p>
          </table:table-cell>
          <table:table-cell office:value-type="float" office:value="7.658785" calcext:value-type="float">
            <text:p>7.658785</text:p>
          </table:table-cell>
          <table:table-cell office:value-type="float" office:value="3.612691" calcext:value-type="float">
            <text:p>3.612691</text:p>
          </table:table-cell>
          <table:table-cell office:value-type="float" office:value="2.024494" calcext:value-type="float">
            <text:p>2.024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3/12</text:p>
          </table:table-cell>
          <table:table-cell office:value-type="float" office:value="2.292035" calcext:value-type="float">
            <text:p>2.292035</text:p>
          </table:table-cell>
          <table:table-cell office:value-type="float" office:value="6.281718" calcext:value-type="float">
            <text:p>6.281718</text:p>
          </table:table-cell>
          <table:table-cell office:value-type="float" office:value="2.024494" calcext:value-type="float">
            <text:p>2.024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1</text:p>
          </table:table-cell>
          <table:table-cell office:value-type="float" office:value="-0.876049" calcext:value-type="float">
            <text:p>-0.876049</text:p>
          </table:table-cell>
          <table:table-cell office:value-type="float" office:value="7.321977" calcext:value-type="float">
            <text:p>7.321977</text:p>
          </table:table-cell>
          <table:table-cell office:value-type="float" office:value="3.20287" calcext:value-type="float">
            <text:p>3.20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4/2</text:p>
          </table:table-cell>
          <table:table-cell office:value-type="float" office:value="5.173615" calcext:value-type="float">
            <text:p>5.173615</text:p>
          </table:table-cell>
          <table:table-cell office:value-type="float" office:value="10.097671" calcext:value-type="float">
            <text:p>10.097671</text:p>
          </table:table-cell>
          <table:table-cell office:value-type="float" office:value="9.885773" calcext:value-type="float">
            <text:p>9.885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4/3</text:p>
          </table:table-cell>
          <table:table-cell office:value-type="float" office:value="7.670555" calcext:value-type="float">
            <text:p>7.670555</text:p>
          </table:table-cell>
          <table:table-cell office:value-type="float" office:value="11.95985" calcext:value-type="float">
            <text:p>11.95985</text:p>
          </table:table-cell>
          <table:table-cell office:value-type="float" office:value="9.885773" calcext:value-type="float">
            <text:p>9.885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4/4</text:p>
          </table:table-cell>
          <table:table-cell office:value-type="float" office:value="18.302061" calcext:value-type="float">
            <text:p>18.302061</text:p>
          </table:table-cell>
          <table:table-cell office:value-type="float" office:value="13.735444" calcext:value-type="float">
            <text:p>13.735444</text:p>
          </table:table-cell>
          <table:table-cell office:value-type="float" office:value="9.885773" calcext:value-type="float">
            <text:p>9.885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4/5</text:p>
          </table:table-cell>
          <table:table-cell office:value-type="float" office:value="19.227303" calcext:value-type="float">
            <text:p>19.227303</text:p>
          </table:table-cell>
          <table:table-cell office:value-type="float" office:value="8.333481" calcext:value-type="float">
            <text:p>8.333481</text:p>
          </table:table-cell>
          <table:table-cell office:value-type="float" office:value="9.885773" calcext:value-type="float">
            <text:p>9.885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4/6</text:p>
          </table:table-cell>
          <table:table-cell office:value-type="float" office:value="20.743815" calcext:value-type="float">
            <text:p>20.743815</text:p>
          </table:table-cell>
          <table:table-cell office:value-type="float" office:value="6.72282" calcext:value-type="float">
            <text:p>6.72282</text:p>
          </table:table-cell>
          <table:table-cell office:value-type="float" office:value="9.375662" calcext:value-type="float">
            <text:p>9.375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7</text:p>
          </table:table-cell>
          <table:table-cell office:value-type="float" office:value="25.544056" calcext:value-type="float">
            <text:p>25.544056</text:p>
          </table:table-cell>
          <table:table-cell office:value-type="float" office:value="6.526722" calcext:value-type="float">
            <text:p>6.526722</text:p>
          </table:table-cell>
          <table:table-cell office:value-type="float" office:value="8.313231" calcext:value-type="float">
            <text:p>8.3132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8</text:p>
          </table:table-cell>
          <table:table-cell office:value-type="float" office:value="14.207645" calcext:value-type="float">
            <text:p>14.207645</text:p>
          </table:table-cell>
          <table:table-cell office:value-type="float" office:value="2.634666" calcext:value-type="float">
            <text:p>2.634666</text:p>
          </table:table-cell>
          <table:table-cell office:value-type="float" office:value="10.807201" calcext:value-type="float">
            <text:p>10.807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4/9</text:p>
          </table:table-cell>
          <table:table-cell office:value-type="float" office:value="12.880247" calcext:value-type="float">
            <text:p>12.880247</text:p>
          </table:table-cell>
          <table:table-cell office:value-type="float" office:value="1.632068" calcext:value-type="float">
            <text:p>1.632068</text:p>
          </table:table-cell>
          <table:table-cell office:value-type="float" office:value="8.203156" calcext:value-type="float">
            <text:p>8.203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4/10</text:p>
          </table:table-cell>
          <table:table-cell office:value-type="float" office:value="7.296706" calcext:value-type="float">
            <text:p>7.296706</text:p>
          </table:table-cell>
          <table:table-cell office:value-type="float" office:value="1.793312" calcext:value-type="float">
            <text:p>1.793312</text:p>
          </table:table-cell>
          <table:table-cell office:value-type="float" office:value="7.837304" calcext:value-type="float">
            <text:p>7.8373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4/11</text:p>
          </table:table-cell>
          <table:table-cell office:value-type="float" office:value="-3.322651" calcext:value-type="float">
            <text:p>-3.322651</text:p>
          </table:table-cell>
          <table:table-cell office:value-type="float" office:value="2.429249" calcext:value-type="float">
            <text:p>2.429249</text:p>
          </table:table-cell>
          <table:table-cell office:value-type="float" office:value="7.837304" calcext:value-type="float">
            <text:p>7.8373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4/12</text:p>
          </table:table-cell>
          <table:table-cell office:value-type="float" office:value="1.221148" calcext:value-type="float">
            <text:p>1.221148</text:p>
          </table:table-cell>
          <table:table-cell office:value-type="float" office:value="4.244472" calcext:value-type="float">
            <text:p>4.244472</text:p>
          </table:table-cell>
          <table:table-cell office:value-type="float" office:value="7.939638" calcext:value-type="float">
            <text:p>7.93963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7:12:47.345042717</meta:creation-date>
    <dc:date>2019-05-04T17:20:39.575026268</dc:date>
    <meta:editing-duration>PT7M53S</meta:editing-duration>
    <meta:editing-cycles>1</meta:editing-cycles>
    <meta:document-statistic meta:table-count="1" meta:cell-count="36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88cm" svg:y="0.316cm" chart:style-name="ch2">
          <text:p>My env</text:p>
        </chart:title>
        <chart:legend chart:legend-position="end" svg:x="12.617cm" svg:y="3.457cm" style:legend-expansion="high" chart:style-name="ch3"/>
        <chart:plot-area chart:style-name="ch4" table:cell-range-address="Sheet1.A1:Sheet1.E73" chart:data-source-has-labels="both" svg:x="1.33cm" svg:y="1.275cm" svg:width="10.968cm" svg:height="6.57cm">
          <chartooo:coordinate-region svg:x="2.202cm" svg:y="1.474cm" svg:width="10.096cm" svg:height="6.172cm"/>
          <chart:axis chart:dimension="x" chart:name="primary-x" chart:style-name="ch5" chartooo:axis-type="auto">
            <chartooo:date-scale/>
            <chart:title svg:x="5.341cm" svg:y="8.025cm" chart:style-name="ch6">
              <text:p>Time ( Year/Month )</text:p>
            </chart:title>
            <chart:categories table:cell-range-address="Sheet1.A2:Sheet1.A73"/>
          </chart:axis>
          <chart:axis chart:dimension="y" chart:name="primary-y" chart:style-name="ch5">
            <chart:title svg:x="0.451cm" svg:y="6.377cm" chart:style-name="ch7">
              <text:p>Celcius/Inches/Numbers</text:p>
            </chart:title>
            <chart:grid chart:style-name="ch8" chart:class="major"/>
          </chart:axis>
          <chart:series chart:style-name="ch9" chart:values-cell-range-address="Sheet1.B2:Sheet1.B73" chart:label-cell-address="Sheet1.B1:Sheet1.B1" chart:class="chart:line">
            <chart:data-point chart:repeated="72"/>
          </chart:series>
          <chart:series chart:style-name="ch10" chart:values-cell-range-address="Sheet1.C2:Sheet1.C73" chart:label-cell-address="Sheet1.C1:Sheet1.C1" chart:class="chart:line">
            <chart:data-point chart:repeated="72"/>
          </chart:series>
          <chart:series chart:style-name="ch11" chart:values-cell-range-address="Sheet1.D2:Sheet1.D73" chart:label-cell-address="Sheet1.D1:Sheet1.D1" chart:class="chart:line">
            <chart:data-point chart:repeated="72"/>
          </chart:series>
          <chart:series chart:style-name="ch12" chart:values-cell-range-address="Sheet1.E2:Sheet1.E73" chart:label-cell-address="Sheet1.E1:Sheet1.E1" chart:class="chart:line">
            <chart:data-point chart:repeated="7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Sheet1.B1:Sheet1.B1</svg:desc>
                </draw:g>
              </table:table-cell>
              <table:table-cell office:value-type="string">
                <text:p>Precip</text:p>
                <draw:g>
                  <svg:desc>Sheet1.C1:Sheet1.C1</svg:desc>
                </draw:g>
              </table:table-cell>
              <table:table-cell office:value-type="string">
                <text:p>Grain(inches)</text:p>
                <draw:g>
                  <svg:desc>Sheet1.D1:Sheet1.D1</svg:desc>
                </draw:g>
              </table:table-cell>
              <table:table-cell office:value-type="string">
                <text:p>Dee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/1</text:p>
                <draw:g>
                  <svg:desc>Sheet1.A2:Sheet1.A73</svg:desc>
                </draw:g>
              </table:table-cell>
              <table:table-cell office:value-type="float" office:value="-6.282825">
                <text:p>-6.282825</text:p>
                <draw:g>
                  <svg:desc>Sheet1.B2:Sheet1.B73</svg:desc>
                </draw:g>
              </table:table-cell>
              <table:table-cell office:value-type="float" office:value="8.750994">
                <text:p>8.750994</text:p>
                <draw:g>
                  <svg:desc>Sheet1.C2:Sheet1.C73</svg:desc>
                </draw:g>
              </table:table-cell>
              <table:table-cell office:value-type="float" office:value="0.789273">
                <text:p>0.789273</text:p>
                <draw:g>
                  <svg:desc>Sheet1.D2:Sheet1.D73</svg:desc>
                </draw:g>
              </table:table-cell>
              <table:table-cell office:value-type="float" office:value="1">
                <text:p>1</text:p>
                <draw:g>
                  <svg:desc>Sheet1.E2:Sheet1.E73</svg:desc>
                </draw:g>
              </table:table-cell>
            </table:table-row>
            <table:table-row>
              <table:table-cell office:value-type="string">
                <text:p>2019/2</text:p>
              </table:table-cell>
              <table:table-cell office:value-type="float" office:value="2.153058">
                <text:p>2.153058</text:p>
              </table:table-cell>
              <table:table-cell office:value-type="float" office:value="10.869632">
                <text:p>10.869632</text:p>
              </table:table-cell>
              <table:table-cell office:value-type="float" office:value="0.749809">
                <text:p>0.749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/3</text:p>
              </table:table-cell>
              <table:table-cell office:value-type="float" office:value="3.587123">
                <text:p>3.587123</text:p>
              </table:table-cell>
              <table:table-cell office:value-type="float" office:value="11.338401">
                <text:p>11.338401</text:p>
              </table:table-cell>
              <table:table-cell office:value-type="float" office:value="8.497841">
                <text:p>8.497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/4</text:p>
              </table:table-cell>
              <table:table-cell office:value-type="float" office:value="15.304239">
                <text:p>15.304239</text:p>
              </table:table-cell>
              <table:table-cell office:value-type="float" office:value="13.518796">
                <text:p>13.518796</text:p>
              </table:table-cell>
              <table:table-cell office:value-type="float" office:value="9.002447">
                <text:p>9.002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/5</text:p>
              </table:table-cell>
              <table:table-cell office:value-type="float" office:value="19.328215">
                <text:p>19.328215</text:p>
              </table:table-cell>
              <table:table-cell office:value-type="float" office:value="10.882987">
                <text:p>10.882987</text:p>
              </table:table-cell>
              <table:table-cell office:value-type="float" office:value="8.908753">
                <text:p>8.908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/6</text:p>
              </table:table-cell>
              <table:table-cell office:value-type="float" office:value="24.609697">
                <text:p>24.609697</text:p>
              </table:table-cell>
              <table:table-cell office:value-type="float" office:value="8.057855">
                <text:p>8.057855</text:p>
              </table:table-cell>
              <table:table-cell office:value-type="float" office:value="8.799643">
                <text:p>8.799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/7</text:p>
              </table:table-cell>
              <table:table-cell office:value-type="float" office:value="24.699228">
                <text:p>24.699228</text:p>
              </table:table-cell>
              <table:table-cell office:value-type="float" office:value="6.750252">
                <text:p>6.750252</text:p>
              </table:table-cell>
              <table:table-cell office:value-type="float" office:value="8.179618">
                <text:p>8.1796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/8</text:p>
              </table:table-cell>
              <table:table-cell office:value-type="float" office:value="17.39858">
                <text:p>17.39858</text:p>
              </table:table-cell>
              <table:table-cell office:value-type="float" office:value="1.457926">
                <text:p>1.457926</text:p>
              </table:table-cell>
              <table:table-cell office:value-type="float" office:value="10.633503">
                <text:p>10.633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/9</text:p>
              </table:table-cell>
              <table:table-cell office:value-type="float" office:value="12.031661">
                <text:p>12.031661</text:p>
              </table:table-cell>
              <table:table-cell office:value-type="float" office:value="1.972052">
                <text:p>1.972052</text:p>
              </table:table-cell>
              <table:table-cell office:value-type="float" office:value="13.823554">
                <text:p>13.8235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/10</text:p>
              </table:table-cell>
              <table:table-cell office:value-type="float" office:value="9.86181">
                <text:p>9.86181</text:p>
              </table:table-cell>
              <table:table-cell office:value-type="float" office:value="0">
                <text:p>0</text:p>
              </table:table-cell>
              <table:table-cell office:value-type="float" office:value="11.960756">
                <text:p>11.9607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/11</text:p>
              </table:table-cell>
              <table:table-cell office:value-type="float" office:value="4.953448">
                <text:p>4.953448</text:p>
              </table:table-cell>
              <table:table-cell office:value-type="float" office:value="0.075985">
                <text:p>0.075985</text:p>
              </table:table-cell>
              <table:table-cell office:value-type="float" office:value="11.42371">
                <text:p>11.423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/12</text:p>
              </table:table-cell>
              <table:table-cell office:value-type="float" office:value="-4.139111">
                <text:p>-4.139111</text:p>
              </table:table-cell>
              <table:table-cell office:value-type="float" office:value="5.047771">
                <text:p>5.047771</text:p>
              </table:table-cell>
              <table:table-cell office:value-type="float" office:value="11.42371">
                <text:p>11.4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/1</text:p>
              </table:table-cell>
              <table:table-cell office:value-type="float" office:value="-0.647324">
                <text:p>-0.647324</text:p>
              </table:table-cell>
              <table:table-cell office:value-type="float" office:value="5.81761">
                <text:p>5.81761</text:p>
              </table:table-cell>
              <table:table-cell office:value-type="float" office:value="9.823133">
                <text:p>9.8231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/2</text:p>
              </table:table-cell>
              <table:table-cell office:value-type="float" office:value="5.731634">
                <text:p>5.731634</text:p>
              </table:table-cell>
              <table:table-cell office:value-type="float" office:value="11.686595">
                <text:p>11.686595</text:p>
              </table:table-cell>
              <table:table-cell office:value-type="float" office:value="12.692364">
                <text:p>12.6923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0/3</text:p>
              </table:table-cell>
              <table:table-cell office:value-type="float" office:value="10.83473">
                <text:p>10.83473</text:p>
              </table:table-cell>
              <table:table-cell office:value-type="float" office:value="11.45433">
                <text:p>11.45433</text:p>
              </table:table-cell>
              <table:table-cell office:value-type="float" office:value="11.047525">
                <text:p>11.0475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/4</text:p>
              </table:table-cell>
              <table:table-cell office:value-type="float" office:value="13.32197">
                <text:p>13.32197</text:p>
              </table:table-cell>
              <table:table-cell office:value-type="float" office:value="10.857733">
                <text:p>10.857733</text:p>
              </table:table-cell>
              <table:table-cell office:value-type="float" office:value="11.047525">
                <text:p>11.0475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/5</text:p>
              </table:table-cell>
              <table:table-cell office:value-type="float" office:value="22.717048">
                <text:p>22.717048</text:p>
              </table:table-cell>
              <table:table-cell office:value-type="float" office:value="9.405622">
                <text:p>9.405622</text:p>
              </table:table-cell>
              <table:table-cell office:value-type="float" office:value="6.652437">
                <text:p>6.6524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/6</text:p>
              </table:table-cell>
              <table:table-cell office:value-type="float" office:value="16.004251">
                <text:p>16.004251</text:p>
              </table:table-cell>
              <table:table-cell office:value-type="float" office:value="8.838009">
                <text:p>8.838009</text:p>
              </table:table-cell>
              <table:table-cell office:value-type="float" office:value="1.421652">
                <text:p>1.42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/7</text:p>
              </table:table-cell>
              <table:table-cell office:value-type="float" office:value="20.830286">
                <text:p>20.830286</text:p>
              </table:table-cell>
              <table:table-cell office:value-type="float" office:value="3.330447">
                <text:p>3.330447</text:p>
              </table:table-cell>
              <table:table-cell office:value-type="float" office:value="1.848147">
                <text:p>1.848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0/8</text:p>
              </table:table-cell>
              <table:table-cell office:value-type="float" office:value="12.439164">
                <text:p>12.439164</text:p>
              </table:table-cell>
              <table:table-cell office:value-type="float" office:value="0.534659">
                <text:p>0.53465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/9</text:p>
              </table:table-cell>
              <table:table-cell office:value-type="float" office:value="12.786747">
                <text:p>12.786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0/10</text:p>
              </table:table-cell>
              <table:table-cell office:value-type="float" office:value="6.274938">
                <text:p>6.274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/11</text:p>
              </table:table-cell>
              <table:table-cell office:value-type="float" office:value="4.289591">
                <text:p>4.289591</text:p>
              </table:table-cell>
              <table:table-cell office:value-type="float" office:value="1.682982">
                <text:p>1.68298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/12</text:p>
              </table:table-cell>
              <table:table-cell office:value-type="float" office:value="0.185161">
                <text:p>0.185161</text:p>
              </table:table-cell>
              <table:table-cell office:value-type="float" office:value="4.187365">
                <text:p>4.1873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/1</text:p>
              </table:table-cell>
              <table:table-cell office:value-type="float" office:value="1.905547">
                <text:p>1.905547</text:p>
              </table:table-cell>
              <table:table-cell office:value-type="float" office:value="6.193732">
                <text:p>6.193732</text:p>
              </table:table-cell>
              <table:table-cell office:value-type="float" office:value="0.616532">
                <text:p>0.6165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1/2</text:p>
              </table:table-cell>
              <table:table-cell office:value-type="float" office:value="-0.261127">
                <text:p>-0.261127</text:p>
              </table:table-cell>
              <table:table-cell office:value-type="float" office:value="11.544607">
                <text:p>11.544607</text:p>
              </table:table-cell>
              <table:table-cell office:value-type="float" office:value="0.585706">
                <text:p>0.585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/3</text:p>
              </table:table-cell>
              <table:table-cell office:value-type="float" office:value="11.225313">
                <text:p>11.225313</text:p>
              </table:table-cell>
              <table:table-cell office:value-type="float" office:value="9.995449">
                <text:p>9.995449</text:p>
              </table:table-cell>
              <table:table-cell office:value-type="float" office:value="0.585706">
                <text:p>0.585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/4</text:p>
              </table:table-cell>
              <table:table-cell office:value-type="float" office:value="10.052196">
                <text:p>10.052196</text:p>
              </table:table-cell>
              <table:table-cell office:value-type="float" office:value="13.304811">
                <text:p>13.3048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/5</text:p>
              </table:table-cell>
              <table:table-cell office:value-type="float" office:value="13.301353">
                <text:p>13.301353</text:p>
              </table:table-cell>
              <table:table-cell office:value-type="float" office:value="9.61889">
                <text:p>9.6188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/6</text:p>
              </table:table-cell>
              <table:table-cell office:value-type="float" office:value="16.503904">
                <text:p>16.503904</text:p>
              </table:table-cell>
              <table:table-cell office:value-type="float" office:value="8.948242">
                <text:p>8.94824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/7</text:p>
              </table:table-cell>
              <table:table-cell office:value-type="float" office:value="16.851588">
                <text:p>16.851588</text:p>
              </table:table-cell>
              <table:table-cell office:value-type="float" office:value="6.322381">
                <text:p>6.32238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1/8</text:p>
              </table:table-cell>
              <table:table-cell office:value-type="float" office:value="18.736492">
                <text:p>18.736492</text:p>
              </table:table-cell>
              <table:table-cell office:value-type="float" office:value="0.192428">
                <text:p>0.19242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/9</text:p>
              </table:table-cell>
              <table:table-cell office:value-type="float" office:value="17.060225">
                <text:p>17.060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/10</text:p>
              </table:table-cell>
              <table:table-cell office:value-type="float" office:value="1.719831">
                <text:p>1.719831</text:p>
              </table:table-cell>
              <table:table-cell office:value-type="float" office:value="1.912501">
                <text:p>1.91250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/11</text:p>
              </table:table-cell>
              <table:table-cell office:value-type="float" office:value="0.422317">
                <text:p>0.422317</text:p>
              </table:table-cell>
              <table:table-cell office:value-type="float" office:value="2.861845">
                <text:p>2.8618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/12</text:p>
              </table:table-cell>
              <table:table-cell office:value-type="float" office:value="-2.86277">
                <text:p>-2.86277</text:p>
              </table:table-cell>
              <table:table-cell office:value-type="float" office:value="3.380054">
                <text:p>3.38005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2/1</text:p>
              </table:table-cell>
              <table:table-cell office:value-type="float" office:value="-1.845388">
                <text:p>-1.845388</text:p>
              </table:table-cell>
              <table:table-cell office:value-type="float" office:value="6.654628">
                <text:p>6.65462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/2</text:p>
              </table:table-cell>
              <table:table-cell office:value-type="float" office:value="-0.924672">
                <text:p>-0.924672</text:p>
              </table:table-cell>
              <table:table-cell office:value-type="float" office:value="11.635664">
                <text:p>11.635664</text:p>
              </table:table-cell>
              <table:table-cell office:value-type="float" office:value="0.560809">
                <text:p>0.560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2/3</text:p>
              </table:table-cell>
              <table:table-cell office:value-type="float" office:value="1.736707">
                <text:p>1.736707</text:p>
              </table:table-cell>
              <table:table-cell office:value-type="float" office:value="13.081195">
                <text:p>13.081195</text:p>
              </table:table-cell>
              <table:table-cell office:value-type="float" office:value="4.353981">
                <text:p>4.353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/4</text:p>
              </table:table-cell>
              <table:table-cell office:value-type="float" office:value="16.939985">
                <text:p>16.939985</text:p>
              </table:table-cell>
              <table:table-cell office:value-type="float" office:value="12.512788">
                <text:p>12.512788</text:p>
              </table:table-cell>
              <table:table-cell office:value-type="float" office:value="4.353981">
                <text:p>4.353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/5</text:p>
              </table:table-cell>
              <table:table-cell office:value-type="float" office:value="23.396361">
                <text:p>23.396361</text:p>
              </table:table-cell>
              <table:table-cell office:value-type="float" office:value="8.444261">
                <text:p>8.444261</text:p>
              </table:table-cell>
              <table:table-cell office:value-type="float" office:value="4.353981">
                <text:p>4.353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2/6</text:p>
              </table:table-cell>
              <table:table-cell office:value-type="float" office:value="23.509191">
                <text:p>23.509191</text:p>
              </table:table-cell>
              <table:table-cell office:value-type="float" office:value="7.097747">
                <text:p>7.097747</text:p>
              </table:table-cell>
              <table:table-cell office:value-type="float" office:value="4.353981">
                <text:p>4.353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2/7</text:p>
              </table:table-cell>
              <table:table-cell office:value-type="float" office:value="21.206029">
                <text:p>21.206029</text:p>
              </table:table-cell>
              <table:table-cell office:value-type="float" office:value="4.757803">
                <text:p>4.757803</text:p>
              </table:table-cell>
              <table:table-cell office:value-type="float" office:value="5.660175">
                <text:p>5.660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/8</text:p>
              </table:table-cell>
              <table:table-cell office:value-type="float" office:value="22.949049">
                <text:p>22.949049</text:p>
              </table:table-cell>
              <table:table-cell office:value-type="float" office:value="0">
                <text:p>0</text:p>
              </table:table-cell>
              <table:table-cell office:value-type="float" office:value="3.16022">
                <text:p>3.160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2/9</text:p>
              </table:table-cell>
              <table:table-cell office:value-type="float" office:value="8.576139">
                <text:p>8.576139</text:p>
              </table:table-cell>
              <table:table-cell office:value-type="float" office:value="0.429193">
                <text:p>0.429193</text:p>
              </table:table-cell>
              <table:table-cell office:value-type="float" office:value="2.001279">
                <text:p>2.001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2/10</text:p>
              </table:table-cell>
              <table:table-cell office:value-type="float" office:value="11.496696">
                <text:p>11.496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2/11</text:p>
              </table:table-cell>
              <table:table-cell office:value-type="float" office:value="-1.302739">
                <text:p>-1.302739</text:p>
              </table:table-cell>
              <table:table-cell office:value-type="float" office:value="3.567229">
                <text:p>3.56722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2/12</text:p>
              </table:table-cell>
              <table:table-cell office:value-type="float" office:value="-4.916496">
                <text:p>-4.916496</text:p>
              </table:table-cell>
              <table:table-cell office:value-type="float" office:value="5.482828">
                <text:p>5.48282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3/1</text:p>
              </table:table-cell>
              <table:table-cell office:value-type="float" office:value="-2.473236">
                <text:p>-2.473236</text:p>
              </table:table-cell>
              <table:table-cell office:value-type="float" office:value="5.6999">
                <text:p>5.699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3/2</text:p>
              </table:table-cell>
              <table:table-cell office:value-type="float" office:value="5.71192">
                <text:p>5.71192</text:p>
              </table:table-cell>
              <table:table-cell office:value-type="float" office:value="8.968855">
                <text:p>8.96885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3/3</text:p>
              </table:table-cell>
              <table:table-cell office:value-type="float" office:value="3.366623">
                <text:p>3.366623</text:p>
              </table:table-cell>
              <table:table-cell office:value-type="float" office:value="12.203085">
                <text:p>12.20308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3/4</text:p>
              </table:table-cell>
              <table:table-cell office:value-type="float" office:value="10.624777">
                <text:p>10.624777</text:p>
              </table:table-cell>
              <table:table-cell office:value-type="float" office:value="10.570772">
                <text:p>10.57077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3/5</text:p>
              </table:table-cell>
              <table:table-cell office:value-type="float" office:value="18.035673">
                <text:p>18.035673</text:p>
              </table:table-cell>
              <table:table-cell office:value-type="float" office:value="9.797486">
                <text:p>9.79748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3/6</text:p>
              </table:table-cell>
              <table:table-cell office:value-type="float" office:value="16.600719">
                <text:p>16.600719</text:p>
              </table:table-cell>
              <table:table-cell office:value-type="float" office:value="6.386512">
                <text:p>6.3865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3/7</text:p>
              </table:table-cell>
              <table:table-cell office:value-type="float" office:value="22.626012">
                <text:p>22.626012</text:p>
              </table:table-cell>
              <table:table-cell office:value-type="float" office:value="3.413888">
                <text:p>3.41388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3/8</text:p>
              </table:table-cell>
              <table:table-cell office:value-type="float" office:value="16.467537">
                <text:p>16.467537</text:p>
              </table:table-cell>
              <table:table-cell office:value-type="float" office:value="0.469369">
                <text:p>0.4693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3/9</text:p>
              </table:table-cell>
              <table:table-cell office:value-type="float" office:value="15.575015">
                <text:p>15.575015</text:p>
              </table:table-cell>
              <table:table-cell office:value-type="float" office:value="0.107964">
                <text:p>0.1079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3/10</text:p>
              </table:table-cell>
              <table:table-cell office:value-type="float" office:value="6.011314">
                <text:p>6.011314</text:p>
              </table:table-cell>
              <table:table-cell office:value-type="float" office:value="0">
                <text:p>0</text:p>
              </table:table-cell>
              <table:table-cell office:value-type="float" office:value="0.218002">
                <text:p>0.218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3/11</text:p>
              </table:table-cell>
              <table:table-cell office:value-type="float" office:value="7.658785">
                <text:p>7.658785</text:p>
              </table:table-cell>
              <table:table-cell office:value-type="float" office:value="3.612691">
                <text:p>3.612691</text:p>
              </table:table-cell>
              <table:table-cell office:value-type="float" office:value="2.024494">
                <text:p>2.024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3/12</text:p>
              </table:table-cell>
              <table:table-cell office:value-type="float" office:value="2.292035">
                <text:p>2.292035</text:p>
              </table:table-cell>
              <table:table-cell office:value-type="float" office:value="6.281718">
                <text:p>6.281718</text:p>
              </table:table-cell>
              <table:table-cell office:value-type="float" office:value="2.024494">
                <text:p>2.024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4/1</text:p>
              </table:table-cell>
              <table:table-cell office:value-type="float" office:value="-0.876049">
                <text:p>-0.876049</text:p>
              </table:table-cell>
              <table:table-cell office:value-type="float" office:value="7.321977">
                <text:p>7.321977</text:p>
              </table:table-cell>
              <table:table-cell office:value-type="float" office:value="3.20287">
                <text:p>3.20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4/2</text:p>
              </table:table-cell>
              <table:table-cell office:value-type="float" office:value="5.173615">
                <text:p>5.173615</text:p>
              </table:table-cell>
              <table:table-cell office:value-type="float" office:value="10.097671">
                <text:p>10.097671</text:p>
              </table:table-cell>
              <table:table-cell office:value-type="float" office:value="9.885773">
                <text:p>9.885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4/3</text:p>
              </table:table-cell>
              <table:table-cell office:value-type="float" office:value="7.670555">
                <text:p>7.670555</text:p>
              </table:table-cell>
              <table:table-cell office:value-type="float" office:value="11.95985">
                <text:p>11.95985</text:p>
              </table:table-cell>
              <table:table-cell office:value-type="float" office:value="9.885773">
                <text:p>9.885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4/4</text:p>
              </table:table-cell>
              <table:table-cell office:value-type="float" office:value="18.302061">
                <text:p>18.302061</text:p>
              </table:table-cell>
              <table:table-cell office:value-type="float" office:value="13.735444">
                <text:p>13.735444</text:p>
              </table:table-cell>
              <table:table-cell office:value-type="float" office:value="9.885773">
                <text:p>9.885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4/5</text:p>
              </table:table-cell>
              <table:table-cell office:value-type="float" office:value="19.227303">
                <text:p>19.227303</text:p>
              </table:table-cell>
              <table:table-cell office:value-type="float" office:value="8.333481">
                <text:p>8.333481</text:p>
              </table:table-cell>
              <table:table-cell office:value-type="float" office:value="9.885773">
                <text:p>9.885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4/6</text:p>
              </table:table-cell>
              <table:table-cell office:value-type="float" office:value="20.743815">
                <text:p>20.743815</text:p>
              </table:table-cell>
              <table:table-cell office:value-type="float" office:value="6.72282">
                <text:p>6.72282</text:p>
              </table:table-cell>
              <table:table-cell office:value-type="float" office:value="9.375662">
                <text:p>9.375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4/7</text:p>
              </table:table-cell>
              <table:table-cell office:value-type="float" office:value="25.544056">
                <text:p>25.544056</text:p>
              </table:table-cell>
              <table:table-cell office:value-type="float" office:value="6.526722">
                <text:p>6.526722</text:p>
              </table:table-cell>
              <table:table-cell office:value-type="float" office:value="8.313231">
                <text:p>8.313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4/8</text:p>
              </table:table-cell>
              <table:table-cell office:value-type="float" office:value="14.207645">
                <text:p>14.207645</text:p>
              </table:table-cell>
              <table:table-cell office:value-type="float" office:value="2.634666">
                <text:p>2.634666</text:p>
              </table:table-cell>
              <table:table-cell office:value-type="float" office:value="10.807201">
                <text:p>10.807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4/9</text:p>
              </table:table-cell>
              <table:table-cell office:value-type="float" office:value="12.880247">
                <text:p>12.880247</text:p>
              </table:table-cell>
              <table:table-cell office:value-type="float" office:value="1.632068">
                <text:p>1.632068</text:p>
              </table:table-cell>
              <table:table-cell office:value-type="float" office:value="8.203156">
                <text:p>8.203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4/10</text:p>
              </table:table-cell>
              <table:table-cell office:value-type="float" office:value="7.296706">
                <text:p>7.296706</text:p>
              </table:table-cell>
              <table:table-cell office:value-type="float" office:value="1.793312">
                <text:p>1.793312</text:p>
              </table:table-cell>
              <table:table-cell office:value-type="float" office:value="7.837304">
                <text:p>7.837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4/11</text:p>
              </table:table-cell>
              <table:table-cell office:value-type="float" office:value="-3.322651">
                <text:p>-3.322651</text:p>
              </table:table-cell>
              <table:table-cell office:value-type="float" office:value="2.429249">
                <text:p>2.429249</text:p>
              </table:table-cell>
              <table:table-cell office:value-type="float" office:value="7.837304">
                <text:p>7.837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4/12</text:p>
              </table:table-cell>
              <table:table-cell office:value-type="float" office:value="1.221148">
                <text:p>1.221148</text:p>
              </table:table-cell>
              <table:table-cell office:value-type="float" office:value="4.244472">
                <text:p>4.244472</text:p>
              </table:table-cell>
              <table:table-cell office:value-type="float" office:value="7.939638">
                <text:p>7.93963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